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4" calcext:value-type="float">
            <text:p>4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31072" calcext:value-type="float">
            <text:p>1.31072</text:p>
          </table:table-cell>
          <table:table-cell table:style-name="ce40" table:formula="of:=[.Q7]*[.$B$1]*1000" office:value-type="float" office:value="4" calcext:value-type="float">
            <text:p>4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_nd_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4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57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9]*[.L9]*[.M9]*[.N9]*[.R9]/[.Q9]/[.$B$1]*0.000000001" office:value-type="float" office:value="3.99954839083722" calcext:value-type="float">
            <text:p>3.99954839083722</text:p>
          </table:table-cell>
          <table:table-cell table:formula="of:=[.Q9]*[.$B$1]*1000" office:value-type="float" office:value="1.310868" calcext:value-type="float">
            <text:p>1.31086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873" calcext:value-type="float">
            <text:p>3278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0]*[.L10]*[.M10]*[.N10]*[.R10]/[.Q10]/[.$B$1]*0.000000001" office:value-type="float" office:value="3.99764542978531" calcext:value-type="float">
            <text:p>3.99764542978531</text:p>
          </table:table-cell>
          <table:table-cell table:formula="of:=[.Q10]*[.$B$1]*1000" office:value-type="float" office:value="1.311492" calcext:value-type="float">
            <text:p>1.311492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matops_nd_1d_consta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17" calcext:value-type="float">
            <text:p>3277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1]*[.L11]*[.M11]*[.N11]*[.R11]/[.Q11]/[.$B$1]*0.000000001" office:value-type="float" office:value="3.99954839083722" calcext:value-type="float">
            <text:p>3.99954839083722</text:p>
          </table:table-cell>
          <table:table-cell table:formula="of:=[.Q11]*[.$B$1]*1000" office:value-type="float" office:value="1.310868" calcext:value-type="float">
            <text:p>1.310868</text:p>
          </table:table-cell>
          <table:table-cell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12]*[.L12]*[.M12]*[.N12]*[.R12]/[.Q12]/[.$B$1]*0.000000001" office:value-type="string" office:string-value="" calcext:value-type="error">
            <text:p>#DIV/0!</text:p>
          </table:table-cell>
          <table:table-cell table:style-name="ce40" table:formula="of:=[.Q12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office:value-type="string" calcext:value-type="string">
            <text:p>task_concat2</text:p>
          </table:table-cell>
          <table:table-cell office:value-type="string" calcext:value-type="string">
            <text:p>concat2_dataflow_rank4_over3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245" calcext:value-type="float">
            <text:p>102245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40898" calcext:value-type="float">
            <text:p>0.40898</text:p>
          </table:table-cell>
          <table:table-cell/>
          <table:table-cell office:value-type="string" calcext:value-type="string">
            <text:p>AXI=512Bi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_rank3_ftf_shiftreg_sche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20955" calcext:value-type="float">
            <text:p>420955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K14]*[.L14]*[.M14]*[.N14]*[.R14]/[.Q14]/[.$B$1]*0.000000001" office:value-type="float" office:value="3.11368198501027" calcext:value-type="float">
            <text:p>3.11368198501027</text:p>
          </table:table-cell>
          <table:table-cell table:formula="of:=[.Q14]*[.$B$1]*1000" office:value-type="float" office:value="1.68382" calcext:value-type="float">
            <text:p>1.68382</text:p>
          </table:table-cell>
          <table:table-cell/>
          <table:table-cell table:style-name="ce93" office:value-type="string" calcext:value-type="string">
            <text:p>AXI=512Bits, <text:span text:style-name="T1">TOO MUCH RESOURCE USAGE-MUST BE NERFED</text:span>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15]*[.L15]*[.M15]*[.N15]*[.R15]/[.Q15]/[.$B$1]*0.000000001" office:value-type="string" office:string-value="" calcext:value-type="error">
            <text:p>#DIV/0!</text:p>
          </table:table-cell>
          <table:table-cell table:formula="of:=[.Q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]*[.L16]*[.M16]*[.N16]*[.R16]/[.Q16]/[.$B$1]*0.000000001" office:value-type="string" office:string-value="" calcext:value-type="error">
            <text:p>#DIV/0!</text:p>
          </table:table-cell>
          <table:table-cell table:formula="of:=[.Q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]*[.L17]*[.M17]*[.N17]*[.R17]/[.Q17]/[.$B$1]*0.000000001" office:value-type="string" office:string-value="" calcext:value-type="error">
            <text:p>#DIV/0!</text:p>
          </table:table-cell>
          <table:table-cell table:formula="of:=[.Q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]*[.L18]*[.M18]*[.N18]*[.R18]/[.Q18]/[.$B$1]*0.000000001" office:value-type="string" office:string-value="" calcext:value-type="error">
            <text:p>#DIV/0!</text:p>
          </table:table-cell>
          <table:table-cell table:formula="of:=[.Q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]*[.L19]*[.M19]*[.N19]*[.R19]/[.Q19]/[.$B$1]*0.000000001" office:value-type="string" office:string-value="" calcext:value-type="error">
            <text:p>#DIV/0!</text:p>
          </table:table-cell>
          <table:table-cell table:formula="of:=[.Q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]*[.L20]*[.M20]*[.N20]*[.R20]/[.Q20]/[.$B$1]*0.000000001" office:value-type="string" office:string-value="" calcext:value-type="error">
            <text:p>#DIV/0!</text:p>
          </table:table-cell>
          <table:table-cell table:formula="of:=[.Q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]*[.L21]*[.M21]*[.N21]*[.R21]/[.Q21]/[.$B$1]*0.000000001" office:value-type="string" office:string-value="" calcext:value-type="error">
            <text:p>#DIV/0!</text:p>
          </table:table-cell>
          <table:table-cell table:formula="of:=[.Q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2]*[.L22]*[.M22]*[.N22]*[.R22]/[.Q22]/[.$B$1]*0.000000001" office:value-type="string" office:string-value="" calcext:value-type="error">
            <text:p>#DIV/0!</text:p>
          </table:table-cell>
          <table:table-cell table:formula="of:=[.Q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3]*[.L23]*[.M23]*[.N23]*[.R23]/[.Q23]/[.$B$1]*0.000000001" office:value-type="string" office:string-value="" calcext:value-type="error">
            <text:p>#DIV/0!</text:p>
          </table:table-cell>
          <table:table-cell table:formula="of:=[.Q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4]*[.L24]*[.M24]*[.N24]*[.R24]/[.Q24]/[.$B$1]*0.000000001" office:value-type="string" office:string-value="" calcext:value-type="error">
            <text:p>#DIV/0!</text:p>
          </table:table-cell>
          <table:table-cell table:formula="of:=[.Q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5]*[.L25]*[.M25]*[.N25]*[.R25]/[.Q25]/[.$B$1]*0.000000001" office:value-type="string" office:string-value="" calcext:value-type="error">
            <text:p>#DIV/0!</text:p>
          </table:table-cell>
          <table:table-cell table:formula="of:=[.Q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6]*[.L26]*[.M26]*[.N26]*[.R26]/[.Q26]/[.$B$1]*0.000000001" office:value-type="string" office:string-value="" calcext:value-type="error">
            <text:p>#DIV/0!</text:p>
          </table:table-cell>
          <table:table-cell table:formula="of:=[.Q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7]*[.L27]*[.M27]*[.N27]*[.R27]/[.Q27]/[.$B$1]*0.000000001" office:value-type="string" office:string-value="" calcext:value-type="error">
            <text:p>#DIV/0!</text:p>
          </table:table-cell>
          <table:table-cell table:formula="of:=[.Q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97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97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97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97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97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97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97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97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97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97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97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97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97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97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97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 style:data-style-name="N2" text:time-value="14:24:11.655665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2-14T15:27:37.239048923</dc:date>
    <meta:editing-duration>PT7H24M5S</meta:editing-duration>
    <meta:editing-cycles>53</meta:editing-cycles>
    <meta:generator>LibreOffice/5.3.6.1$Linux_X86_64 LibreOffice_project/30$Build-1</meta:generator>
    <meta:document-statistic meta:table-count="4" meta:cell-count="18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2cm" svg:width="12.694cm" svg:height="7.61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